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8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style:text-properties fo:color="#808080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808080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us vai pelejar</text:span></text:p>
          </draw:text-box>
        </draw:frame>
        <draw:frame presentation:style-name="pr2" draw:text-style-name="P3" draw:layer="layout" svg:width="25.199cm" svg:height="12.178cm" svg:x="1.4cm" svg:y="4.914cm" presentation:class="subtitle">
          <draw:text-box>
            <text:p text:style-name="P2"><text:span text:style-name="T2">Tentaram te matar com palavras, </text:span></text:p>
            <text:p text:style-name="P2"><text:span text:style-name="T2">tentaram impedir o teu louvor </text:span></text:p>
            <text:p text:style-name="P2"><text:span text:style-name="T2">mas tudo isso não dá em nada, </text:span></text:p>
            <text:p text:style-name="P2"><text:span text:style-name="T2">Teu Deus forte é teu ajudad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2" draw:text-style-name="P6" draw:layer="layout" svg:width="26.4cm" svg:height="7.211cm" svg:x="0.755cm" svg:y="6.069cm">
          <draw:text-box>
            <text:p text:style-name="P5"><text:span text:style-name="T2">tentaram te ferir com pedradas, </text:span></text:p>
            <text:p text:style-name="P5"><text:span text:style-name="T2">tentaram te fazer desistir</text:span></text:p>
            <text:p text:style-name="P5"><text:span text:style-name="T2">mas tudo isso não dá em nada</text:span></text:p>
            <text:p text:style-name="P5"><text:span text:style-name="T2">é Deus quem abre as portas para t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2" draw:text-style-name="P6" draw:layer="layout" svg:width="27cm" svg:height="14.171cm" svg:x="0.4cm" svg:y="3.4cm">
          <draw:text-box>
            <text:p text:style-name="P5"><text:span text:style-name="T2">Se alguém te derrubar:</text:span></text:p>
            <text:p text:style-name="P5"><text:span text:style-name="T2">Ele te ergue</text:span></text:p>
            <text:p text:style-name="P5"><text:span text:style-name="T2">Se alguém te desprezar:</text:span></text:p>
            <text:p text:style-name="P5"><text:span text:style-name="T2"><text:s/></text:span><text:span text:style-name="T2">Ele te estende a mão</text:span></text:p>
            <text:p text:style-name="P5"><text:span text:style-name="T2">Se alguém te acusar:</text:span></text:p>
            <text:p text:style-name="P5"><text:span text:style-name="T2"><text:s/></text:span><text:span text:style-name="T2">Ele te defende</text:span></text:p>
            <text:p text:style-name="P5"><text:span text:style-name="T2">Se alguém te faz chorar:</text:span></text:p>
            <text:p text:style-name="P5"><text:span text:style-name="T2"><text:s/></text:span><text:span text:style-name="T2">Ele te faz canta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2" draw:text-style-name="P6" draw:layer="layout" svg:width="27.2cm" svg:height="12.431cm" svg:x="0.6cm" svg:y="3.569cm">
          <draw:text-box>
            <text:p text:style-name="P5"><text:span text:style-name="T2">A ferramenta preparada</text:span></text:p>
            <text:p text:style-name="P5"><text:span text:style-name="T2">não prosperará,</text:span></text:p>
            <text:p text:style-name="P5"><text:span text:style-name="T2">quebra o arco e corta a lança </text:span></text:p>
            <text:p text:style-name="P5"><text:span text:style-name="T2">para te livrar.</text:span></text:p>
            <text:p text:style-name="P5"><text:span text:style-name="T2">Ainda que o inimigo </text:span></text:p>
            <text:p text:style-name="P5"><text:span text:style-name="T2">contra ti se levantar,</text:span></text:p>
            <text:p text:style-name="P5"><text:span text:style-name="T2">Deus vai peleja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2" draw:text-style-name="P6" draw:layer="layout" svg:width="27cm" svg:height="12.431cm" svg:x="0cm" svg:y="4cm">
          <draw:text-box>
            <text:p text:style-name="P5"><text:span text:style-name="T2">Deus é Deus e não há </text:span></text:p>
            <text:p text:style-name="P5"><text:span text:style-name="T2">outro pode confiar,</text:span></text:p>
            <text:p text:style-name="P5"><text:span text:style-name="T2">Ele faz cessar a guerra, </text:span></text:p>
            <text:p text:style-name="P5"><text:span text:style-name="T2">a tempestade parar.</text:span></text:p>
            <text:p text:style-name="P5"><text:span text:style-name="T2">Cai por terra toda inveja </text:span></text:p>
            <text:p text:style-name="P5"><text:span text:style-name="T2">a vitória vai chegar.</text:span></text:p>
            <text:p text:style-name="P5"><text:span text:style-name="T2">Deus vai peleja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2" draw:text-style-name="P6" draw:layer="layout" svg:width="27.2cm" svg:height="12.431cm" svg:x="0.6cm" svg:y="3.569cm">
          <draw:text-box>
            <text:p text:style-name="P5"><text:span text:style-name="T2">A ferramenta preparada</text:span></text:p>
            <text:p text:style-name="P5"><text:span text:style-name="T2">não prosperará,</text:span></text:p>
            <text:p text:style-name="P5"><text:span text:style-name="T2">quebra o arco e corta a lança </text:span></text:p>
            <text:p text:style-name="P5"><text:span text:style-name="T2">para te livrar.</text:span></text:p>
            <text:p text:style-name="P5"><text:span text:style-name="T2">Ainda que o inimigo </text:span></text:p>
            <text:p text:style-name="P5"><text:span text:style-name="T2">contra ti se levantar,</text:span></text:p>
            <text:p text:style-name="P5"><text:span text:style-name="T2">Deus vai peleja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2" draw:text-style-name="P6" draw:layer="layout" svg:width="27cm" svg:height="12.431cm" svg:x="0cm" svg:y="4cm">
          <draw:text-box>
            <text:p text:style-name="P5"><text:span text:style-name="T2">Deus é Deus e não há </text:span></text:p>
            <text:p text:style-name="P5"><text:span text:style-name="T2">outro pode confiar,</text:span></text:p>
            <text:p text:style-name="P5"><text:span text:style-name="T2">Ele faz cessar a guerra, </text:span></text:p>
            <text:p text:style-name="P5"><text:span text:style-name="T2">a tempestade parar.</text:span></text:p>
            <text:p text:style-name="P5"><text:span text:style-name="T2">Cai por terra toda inveja </text:span></text:p>
            <text:p text:style-name="P5"><text:span text:style-name="T2">a vitória vai chegar.</text:span></text:p>
            <text:p text:style-name="P5"><text:span text:style-name="T2">Deus vai peleja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2" draw:text-style-name="P6" draw:layer="layout" svg:width="27cm" svg:height="14.171cm" svg:x="0.4cm" svg:y="3.4cm">
          <draw:text-box>
            <text:p text:style-name="P5"><text:span text:style-name="T2">Se alguém te derrubar:</text:span></text:p>
            <text:p text:style-name="P5"><text:span text:style-name="T2">Ele te ergue</text:span></text:p>
            <text:p text:style-name="P5"><text:span text:style-name="T2">Se alguém te desprezar:</text:span></text:p>
            <text:p text:style-name="P5"><text:span text:style-name="T2"><text:s/></text:span><text:span text:style-name="T2">Ele te estende a mão</text:span></text:p>
            <text:p text:style-name="P5"><text:span text:style-name="T2">Se alguém te acusar:</text:span></text:p>
            <text:p text:style-name="P5"><text:span text:style-name="T2"><text:s/></text:span><text:span text:style-name="T2">Ele te defende</text:span></text:p>
            <text:p text:style-name="P5"><text:span text:style-name="T2">Se alguém te faz chorar:</text:span></text:p>
            <text:p text:style-name="P5"><text:span text:style-name="T2"><text:s/></text:span><text:span text:style-name="T2">Ele te faz canta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2" draw:text-style-name="P6" draw:layer="layout" svg:width="27.2cm" svg:height="12.431cm" svg:x="0.6cm" svg:y="3.569cm">
          <draw:text-box>
            <text:p text:style-name="P5"><text:span text:style-name="T2">A ferramenta preparada</text:span></text:p>
            <text:p text:style-name="P5"><text:span text:style-name="T2">não prosperará,</text:span></text:p>
            <text:p text:style-name="P5"><text:span text:style-name="T2">quebra o arco e corta a lança </text:span></text:p>
            <text:p text:style-name="P5"><text:span text:style-name="T2">para te livrar.</text:span></text:p>
            <text:p text:style-name="P5"><text:span text:style-name="T2">Ainda que o inimigo </text:span></text:p>
            <text:p text:style-name="P5"><text:span text:style-name="T2">contra ti se levantar,</text:span></text:p>
            <text:p text:style-name="P5"><text:span text:style-name="T2">Deus vai peleja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2" draw:text-style-name="P6" draw:layer="layout" svg:width="27cm" svg:height="12.431cm" svg:x="0cm" svg:y="4cm">
          <draw:text-box>
            <text:p text:style-name="P5"><text:span text:style-name="T2">Deus é Deus e não há </text:span></text:p>
            <text:p text:style-name="P5"><text:span text:style-name="T2">outro pode confiar,</text:span></text:p>
            <text:p text:style-name="P5"><text:span text:style-name="T2">Ele faz cessar a guerra, </text:span></text:p>
            <text:p text:style-name="P5"><text:span text:style-name="T2">a tempestade parar.</text:span></text:p>
            <text:p text:style-name="P5"><text:span text:style-name="T2">Cai por terra toda inveja </text:span></text:p>
            <text:p text:style-name="P5"><text:span text:style-name="T2">a vitória vai chegar.</text:span></text:p>
            <text:p text:style-name="P5"><text:span text:style-name="T2">Deus vai peleja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2" draw:text-style-name="P6" draw:layer="layout" svg:width="27.2cm" svg:height="12.431cm" svg:x="0.6cm" svg:y="3.569cm">
          <draw:text-box>
            <text:p text:style-name="P5"><text:span text:style-name="T2">A ferramenta preparada</text:span></text:p>
            <text:p text:style-name="P5"><text:span text:style-name="T2">não prosperará,</text:span></text:p>
            <text:p text:style-name="P5"><text:span text:style-name="T2">quebra o arco e corta a lança </text:span></text:p>
            <text:p text:style-name="P5"><text:span text:style-name="T2">para te livrar.</text:span></text:p>
            <text:p text:style-name="P5"><text:span text:style-name="T2">Ainda que o inimigo </text:span></text:p>
            <text:p text:style-name="P5"><text:span text:style-name="T2">contra ti se levantar,</text:span></text:p>
            <text:p text:style-name="P5"><text:span text:style-name="T2">Deus vai peleja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2" draw:text-style-name="P6" draw:layer="layout" svg:width="27cm" svg:height="12.431cm" svg:x="0cm" svg:y="4cm">
          <draw:text-box>
            <text:p text:style-name="P5"><text:span text:style-name="T2">Deus é Deus e não há </text:span></text:p>
            <text:p text:style-name="P5"><text:span text:style-name="T2">outro pode confiar,</text:span></text:p>
            <text:p text:style-name="P5"><text:span text:style-name="T2">Ele faz cessar a guerra, </text:span></text:p>
            <text:p text:style-name="P5"><text:span text:style-name="T2">a tempestade parar.</text:span></text:p>
            <text:p text:style-name="P5"><text:span text:style-name="T2">Cai por terra toda inveja </text:span></text:p>
            <text:p text:style-name="P5"><text:span text:style-name="T2">a vitória vai chegar.</text:span></text:p>
            <text:p text:style-name="P5"><text:span text:style-name="T2">Deus vai peleja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4T23:39:44.043029969</meta:creation-date>
    <dc:date>2015-09-25T00:00:25.552011140</dc:date>
    <dc:creator>lazarone </dc:creator>
    <meta:editing-duration>PT20M34S</meta:editing-duration>
    <meta:editing-cycles>18</meta:editing-cycles>
    <meta:generator>LibreOffice/4.4.2.2$Linux_x86 LibreOffice_project/40m0$Build-2</meta:generator>
    <meta:document-statistic meta:object-count="58"/>
  </office:meta>
</office:document-meta>
</file>